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eckedGroup.memb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incipalManagerImpl.disguise( Principal principal , PrincipalProvider provid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heckedGroup.nex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ncipalManagerImpl.getPrincipal( String principal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incipalManagerImpl.internalGetPrincipal( String principal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heckedIteratorEntry.CheckedIteratorEntry( Iterator iterator , PrincipalProvider 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eckedPrincipalIterator.CheckedPrincipalIterator( List entr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eckedGroup.CheckedGroup( Group delegatee , PrincipalProvider 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incipalManagerImpl.hasPrincipal( String princip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ncipalManagerImpl.checkIsVal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incipalManagerImpl.getGroupMembership( Principal principa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rincipalManagerImpl.getPrincipals( int search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heckedGroup.equals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edGroup.addMember( Principal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edGroup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edGroup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BasedCheckedGroup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ncipalManagerImpl.PrincipalManagerImpl( Session session , PrincipalProvider [ ] provi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heckedGroup.isMember( Principal me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ncipalManagerImpl.findPrincipals( String simpleFilter , int search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incipalManagerImpl.getEvery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eckedGroup.removeMember( Principal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BasedCheckedGroup.ItemBasedCheckedGroup( Group delegatee , PrincipalProvider provi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heckedGroup.hasMore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ncipalManagerImpl.findPrincipals( String simpleFilt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heckedPrincipalIterator.CheckedPrincipalIterator( Iterator it , PrincipalProvider 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heckedPrincipalIterator.seekNex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